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Default">
      <style:table-cell-properties fo:border="0.99pt solid #000000"/>
    </style:style>
    <style:style style:name="ce3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style:font-name="Liberation Sans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fo:font-size="9pt" style:font-name="Liberation Sans" style:font-relief="none" style:text-emphasize="none" style:font-style-complex="normal" style:font-style-asian="normal" style:font-size-complex="9pt" style:font-size-asian="9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23" office:value-type="string" calcext:value-type="string">
            <text:p>förtsättning “skapa konto/login”, link social icons, et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23" office:value-type="string" calcext:value-type="string">
            <text:p>Varukorg komponent med Slutför köp cykel (imitation)</text:p>
          </table:table-cell>
          <table:table-cell table:number-columns-repeated="4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23" office:value-type="string" calcext:value-type="string">
            <text:p><text:span text:style-name="T2">“Se det växa live” feature? </text:span><text:span text:style-name="T3">MVP release</text:span></text:p>
          </table:table-cell>
          <table:table-cell table:number-columns-repeated="4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24"/>
          <table:table-cell/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number-columns-repeated="5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24"/>
          <table:table-cell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41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35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2" office:value-type="string" calcext:value-type="string">
            <text:p>Date</text:p>
          </table:table-cell>
          <table:table-cell table:style-name="ce36" office:value-type="string" calcext:value-type="string">
            <text:p>Sum - Time, hours</text:p>
          </table:table-cell>
        </table:table-row>
        <table:table-row table:style-name="ro2">
          <table:table-cell table:style-name="ce32" office:value-type="date" office:date-value="2020-12-15" calcext:value-type="date">
            <text:p>2020-12-15</text:p>
          </table:table-cell>
          <table:table-cell table:style-name="ce40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42" office:value-type="float" office:value="7" calcext:value-type="float">
            <text:p>7</text:p>
          </table:table-cell>
        </table:table-row>
        <table:table-row table:style-name="ro2">
          <table:table-cell table:style-name="ce34" office:value-type="string" calcext:value-type="string">
            <text:p>Total Result</text:p>
          </table:table-cell>
          <table:table-cell table:style-name="ce43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4:32:26.520162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08T14:38:10.986789586</dc:date>
    <meta:editing-duration>PT47M9S</meta:editing-duration>
    <meta:editing-cycles>7</meta:editing-cycles>
    <meta:generator>LibreOffice/6.4.6.2$Linux_X86_64 LibreOffice_project/40$Build-2</meta:generator>
    <meta:document-statistic meta:table-count="2" meta:cell-count="159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